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104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3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3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3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6" style:family="paragraph" style:parent-style-name="Text_20_body" style:list-style-name="L62">
      <style:paragraph-properties fo:margin-top="0cm" fo:margin-bottom="0cm" fo:line-height="150%" style:writing-mode="lr-tb"/>
    </style:style>
    <style:style style:name="P137" style:family="paragraph" style:parent-style-name="Text_20_body" style:list-style-name="L68">
      <style:paragraph-properties fo:margin-top="0cm" fo:margin-bottom="0cm" fo:line-height="150%" style:writing-mode="lr-tb"/>
    </style:style>
    <style:style style:name="P138" style:family="paragraph" style:parent-style-name="Text_20_body" style:list-style-name="L71">
      <style:paragraph-properties fo:margin-top="0cm" fo:margin-bottom="0cm" fo:line-height="150%" style:writing-mode="lr-tb"/>
    </style:style>
    <style:style style:name="P139" style:family="paragraph" style:parent-style-name="Text_20_body" style:list-style-name="L86">
      <style:paragraph-properties fo:margin-top="0cm" fo:margin-bottom="0cm" fo:line-height="150%" style:writing-mode="lr-tb"/>
    </style:style>
    <style:style style:name="P140" style:family="paragraph" style:parent-style-name="Text_20_body" style:list-style-name="L107">
      <style:paragraph-properties fo:margin-top="0cm" fo:margin-bottom="0cm" fo:line-height="150%" style:writing-mode="lr-tb"/>
    </style:style>
    <style:style style:name="P14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6941593213907905022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42">T-1.1</text:p>
              <text:list>
                <text:list-item>
                  <text:p text:style-name="P142">eclipst ==&gt; new task</text:p>
                </text:list-item>
                <text:list-item>
                  <text:p text:style-name="P142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<text:soft-page-break/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53422866720316300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4992861632558527842" text:style-name="L3">
        <text:list-item>
          <text:p text:style-name="P21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6326615682219269768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<text:soft-page-break/>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2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soft-page-break/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<text:soft-page-break/>[next]</text:p>
      <text:list xml:id="list6802481885968116433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3575153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2877480078625959214" text:style-name="L6">
        <text:list-item>
          <text:p text:style-name="P24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3570140" text:continue-list="list6941593213907905022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<text:soft-page-break/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26">steps</text:p>
                  <text:list>
                    <text:list-item>
                      <text:p text:style-name="P126">open file</text:p>
                    </text:list-item>
                    <text:list-item>
                      <text:p text:style-name="P126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16266437569385310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<text:soft-page-break/>//_20200105_153133:next</text:p>
                </text:list-item>
              </text:list>
            </text:list-item>
          </text:list>
        </text:list-item>
      </text:list>
      <text:p text:style-name="P5">[further]</text:p>
      <text:list xml:id="list3062534293653024996" text:style-name="L8">
        <text:list-item>
          <text:p text:style-name="P26"/>
        </text:list-item>
      </text:list>
      <text:p text:style-name="P15"><text:lin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4835570438569759196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07719980611039624" text:style-name="L10">
        <text:list-item>
          <text:p text:style-name="P28"><text:soft-page-break/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[further]</text:p>
      <text:list xml:id="list361001771379977577" text:style-name="L11">
        <text:list-item>
          <text:p text:style-name="P29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6149471011083599629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<text:soft-page-break/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68724013477166276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2849612856258371872" text:style-name="L14">
        <text:list-item>
          <text:p text:style-name="P33"/>
        </text:list-item>
      </text:list>
      <text:p text:style-name="P15"><text:line-break/><text:soft-page-break/><text:span text:style-name="T2">[/ 20200106_144107]</text:span></text:p>
      <text:p text:style-name="P15"/>
      <text:p text:style-name="P9"/>
      <text:p text:style-name="P5"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4985939607215078098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8253785284325704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789003616166259812" text:style-name="L17">
        <text:list-item>
          <text:p text:style-name="P36"/>
        </text:list-item>
      </text:list>
      <text:p text:style-name="P15"><text:line-break/><text:span text:style-name="T2">[/ XXX]</text:span></text:p>
      <text:p text:style-name="P9"><text:soft-page-break/></text:p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8944766142211552370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31348938527122362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2783099229864667745" text:style-name="L20">
        <text:list-item>
          <text:p text:style-name="P39"/>
        </text:list-item>
      </text:list>
      <text:p text:style-name="P15"><text:line-break/><text:soft-page-break/><text:span text:style-name="T2">[/ 20200107_153311]</text:span></text:p>
      <text:p text:style-name="P15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3566049" text:continue-list="list33570140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89381617020185586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2626333914478406957" text:style-name="L22">
        <text:list-item>
          <text:p text:style-name="P41"/>
        </text:list-item>
      </text:list>
      <text:p text:style-name="P15"><text:line-break/><text:span text:style-name="T2">[/ 20200109_181032]</text:span></text:p>
      <text:p text:style-name="P15"><text:soft-page-break/></text:p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7082757899161967489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<text:soft-page-break/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31900461516907305" text:style-name="L24">
        <text:list-item>
          <text:p text:style-name="P43"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4251165073868600507" text:style-name="L25">
        <text:list-item>
          <text:p text:style-name="P44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2320460883155249215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<text:soft-page-break/>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3591583" text:continue-list="list33566049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01444565118154845" text:style-name="L27">
        <text:list-item>
          <text:p text:style-name="P46">TASK : this ==&gt; TASK-1</text:p>
        </text:list-item>
      </text:list>
      <text:p text:style-name="P5">[further]</text:p>
      <text:list xml:id="list8256346656650680062" text:style-name="L28">
        <text:list-item>
          <text:p text:style-name="P47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><text:soft-page-break/></text:p>
      <text:p text:style-name="P5">[do] <text:span text:style-name="T1">#_ </text:span></text:p>
      <text:list xml:id="list6152734740380155101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7058561775399453499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7240754256673703807" text:style-name="L31">
        <text:list-item>
          <text:p text:style-name="P50"/>
        </text:list-item>
      </text:list>
      <text:p text:style-name="P15"><text:line-break/><text:span text:style-name="T2">[/ 20200113_124826]</text:span></text:p>
      <text:p text:style-name="P15"/>
      <text:p text:style-name="P9"><text:soft-page-break/></text:p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173244915839239640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45088366781916476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1341580709737293363" text:style-name="L34">
        <text:list-item>
          <text:p text:style-name="P53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<text:soft-page-break/>res free# JVEMV6 44#10.2_13 / 44. currency / 10. prog-php / 2. tester / <text:s/>20200114_115106</text:p>
      <text:p text:style-name="P12"/>
      <text:p text:style-name="P5">[do] <text:span text:style-name="T1">#_ </text:span></text:p>
      <text:list xml:id="list5751675492735769669" text:style-name="L35">
        <text:list-item>
          <text:p text:style-name="P54">REVIEW</text:p>
        </text:list-item>
        <text:list-item>
          <text:p text:style-name="P54"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12967499511632764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7418472139132238078" text:style-name="L37">
        <text:list-item>
          <text:p text:style-name="P56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><text:soft-page-break/></text:p>
      <text:p text:style-name="P5">[do] <text:span text:style-name="T1">#_ </text:span></text:p>
      <text:list xml:id="list8579929554866038067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82456810661841529" text:style-name="L39">
        <text:list-item>
          <text:p text:style-name="P58">TASK : after “j1” returned → section D</text:p>
          <text:list>
            <text:list-item>
              <text:p text:style-name="P58"><text:soft-page-break/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16963395953740514" text:style-name="L40">
        <text:list-item>
          <text:p text:style-name="P59"/>
        </text:list-item>
      </text:list>
      <text:p text:style-name="P15"><text:lin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3575627715441197840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43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<text:soft-page-break/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<text:soft-page-break/>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08766935828579625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7538880733756044352" text:style-name="L43">
        <text:list-item>
          <text:p text:style-name="P62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7540268584808808720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2">lare at the top of the func : “fx_tester_T_1__Exec”</text:span></text:p>
                    </text:list-item>
                    <text:list-item>
                      <text:p text:style-name="P127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<text:soft-page-break/>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3"> returns “$numOf_Loop” as one of the return vals; if this variable is greater than (len of $lo_BarDatas) minus N bars ==&gt; then, </text:span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67336622981139142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8021993007528478779" text:style-name="L46">
        <text:list-item>
          <text:p text:style-name="P65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1867067004950868216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<text:soft-page-break/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3"> returns “$numOf_Loop” as one of the return vals; if this variable is </text:span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1">//_20200117_125541:next</text:p>
                </text:list-item>
              </text:list>
            </text:list-item>
            <text:list-item>
              <text:p text:style-name="P131">T-1.1</text:p>
              <text:list>
                <text:list-item>
                  <text:p text:style-name="P130">CODE</text:p>
                </text:list-item>
                <text:list-item>
                  <text:p text:style-name="P130">TEST ==&gt; OK</text:p>
                </text:list-item>
                <text:list-item>
                  <text:p text:style-name="P130">TEST-2 : “//test:20200117_122008” ==&gt; turn off</text:p>
                  <text:list>
                    <text:list-item>
                      <text:p text:style-name="P130">==&gt; ERROR : “Notice (8): Undefined offset: 3 [APP\Controller\FxTestController.php, line 135]”</text:p>
                    </text:list-item>
                    <text:list-item>
                      <text:p text:style-name="P130">TRY : inspect</text:p>
                      <text:list>
                        <text:list-item>
                          <text:p text:style-name="P130">==&gt; add code to → for-loop</text:p>
                        </text:list-item>
                      </text:list>
                    </text:list-item>
                    <text:list-item>
                      <text:p text:style-name="P130">TEST ==&gt; OK</text:p>
                    </text:list-item>
                  </text:list>
                </text:list-item>
              </text:list>
            </text:list-item>
            <text:list-item>
              <text:p text:style-name="P131"/>
            </text:list-item>
          </text:list>
        </text:list-item>
      </text:list>
      <text:p text:style-name="P5"/>
      <text:p text:style-name="P5">[next]</text:p>
      <text:list xml:id="list5545806122954318046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7482589186489496808" text:style-name="L49">
        <text:list-item>
          <text:p text:style-name="P68"/>
        </text:list-item>
      </text:list>
      <text:p text:style-name="P15"><text:line-break/><text:span text:style-name="T2">[/ 20200118_155943]</text:span></text:p>
      <text:p text:style-name="P9"><text:soft-page-break/></text:p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1873308632875414666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01570730042710494" text:style-name="L51">
        <text:list-item>
          <text:p text:style-name="P70"><text:soft-page-break/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6013972576851056701" text:style-name="L52">
        <text:list-item>
          <text:p text:style-name="P71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8685241681026015306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soft-page-break/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office:annotation office:name="__Annotation__6702_740636637"><dc:creator>iwabuchi ken</dc:creator><dc:date>2020-01-20T15:34:57.35</dc:date><text:p text:style-name="P145"><text:span text:style-name="T14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35358097860957919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6386413644972242379" text:style-name="L55">
        <text:list-item>
          <text:p text:style-name="P74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><text:soft-page-break/></text:p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5809133051579569643" text:style-name="L56">
        <text:list-item>
          <text:p text:style-name="P75"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<text:soft-page-break/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81335880268749924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3020498466391206272" text:style-name="L58">
        <text:list-item>
          <text:p text:style-name="P77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6628259719482649526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<text:soft-page-break/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86130990052405101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4309350063980184" text:style-name="L61">
        <text:list-item>
          <text:p text:style-name="P80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6504183539955691162" text:style-name="L62">
        <text:list-item>
          <text:p text:style-name="P81">REVIEW</text:p>
        </text:list-item>
        <text:list-item>
          <text:p text:style-name="P136"><text:soft-page-break/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time label ==&gt; millseconds</text:p>
                  <text:list>
                    <text:list-item>
                      <text:p text:style-name="P136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772510021496530900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5227690003119896459" text:style-name="L64">
        <text:list-item>
          <text:p text:style-name="P83"/>
        </text:list-item>
      </text:list>
      <text:p text:style-name="P15"><text:line-break/><text:span text:style-name="T2">[/ 20200128_174040]</text:span></text:p>
      <text:p text:style-name="P15"/>
      <text:p text:style-name="P9"><text:soft-page-break/></text:p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5465178339562464722" text:style-name="L65">
        <text:list-item>
          <text:p text:style-name="P84"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42802324738730024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<text:soft-page-break/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8014373330391021724" text:style-name="L67">
        <text:list-item>
          <text:p text:style-name="P86"/>
        </text:list-item>
      </text:list>
      <text:p text:style-name="P15"><text:line-break/><text:span text:style-name="T2">[/ 20200130_182036]</text:span></text:p>
      <text:p text:style-name="P15"/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6039974196451575915" text:style-name="L68">
        <text:list-item>
          <text:p text:style-name="P87">REVIEW</text:p>
        </text:list-item>
        <text:list-item>
          <text:p text:style-name="P137"><text:span text:style-name="T11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389881585830180215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[further]</text:p>
      <text:list xml:id="list6064627492730846906" text:style-name="L70">
        <text:list-item>
          <text:p text:style-name="P89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401771061295647727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28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38"><text:soft-page-break/><text:span text:style-name="T11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19570444814742875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6898845148892723149" text:style-name="L73">
        <text:list-item>
          <text:p text:style-name="P92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5633318865227575879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<text:soft-page-break/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2">er if-choices</text:span></text:p>
                </text:list-item>
              </text:list>
            </text:list-item>
            <text:list-item>
              <text:p text:style-name="P129">T-2.1 </text:p>
              <text:list>
                <text:list-item>
                  <text:list>
                    <text:list-item>
                      <text:p text:style-name="P129">“$strOf_BarType__TP” (TP)</text:p>
                    </text:list-item>
                  </text:list>
                </text:list-item>
                <text:list-item>
                  <text:p text:style-name="P129">add → log lines</text:p>
                </text:list-item>
                <text:list-item>
                  <text:p text:style-name="P129">TEST ==&gt; ? (not entry ?)</text:p>
                  <text:list>
                    <text:list-item>
                      <text:p text:style-name="P129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">SEG-1</text:p>
          <text:list>
            <text:list-item>
              <text:p text:style-name="P129">“show_Basic_Pos_Data__Build_Lines”</text:p>
              <text:list>
                <text:list-item>
                  <text:p text:style-name="P129">==&gt; add param “$lo_BarDatas”</text:p>
                </text:list-item>
                <text:list-item>
                  <text:p text:style-name="P129">==&gt; show date time</text:p>
                </text:list-item>
              </text:list>
            </text:list-item>
            <text:list-item>
              <text:p text:style-name="P129">S-1.1</text:p>
              <text:list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37679326055469365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6281712184702383541" text:style-name="L76">
        <text:list-item>
          <text:p text:style-name="P95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<text:soft-page-break/>res free# JVEMV6 44#10.2_27 / 44. currency / 10. prog-php / 2. tester / <text:s/>20200204_142425</text:p>
      <text:p text:style-name="P12"/>
      <text:p text:style-name="P5">[do] <text:span text:style-name="T1">#_ </text:span></text:p>
      <text:list xml:id="list4212238839200819098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==&gt; params : $ext_idx, $cu_idx</text:p>
                    </text:list-item>
                    <text:list-item>
                      <text:p text:style-name="P96">//_20200203_142642:next</text:p>
                    </text:list-item>
                  </text:list>
                </text:list-item>
              </text:list>
            </text:list-item>
            <text:list-item>
              <text:p text:style-name="P96">SEG-1 : code cleanup</text:p>
            </text:list-item>
            <text:list-item>
              <text:p text:style-name="P96">T-1.1 </text:p>
              <text:list>
                <text:list-item>
                  <text:p text:style-name="P96">CODE</text:p>
                  <text:list>
                    <text:list-item>
                      <text:p text:style-name="P96">//_20200203_142642:next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log file “...log.[list-of-pos]”</text:p>
              <text:list>
                <text:list-item>
                  <text:list>
                    <text:list-item>
                      <text:p text:style-name="P96">==&gt; add date tim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 ==&gt;</text:p>
                  <text:list>
                    <text:list-item>
                      <text:p text:style-name="P96">2020.01.16 03:45, 2020.01.16 05:45 (SL)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</text:p>
              <text:list>
                <text:list-item>
                  <text:list>
                    <text:list-item>
                      <text:p text:style-name="P96">??? exit with TP → yes ?</text:p>
                    </text:list-item>
                  </text:list>
                </text:list-item>
                <text:list-item>
                  <text:p text:style-name="P96">see log file</text:p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893490865352959923" text:style-name="L78">
        <text:list-item>
          <text:p text:style-name="P97">TASK</text:p>
          <text:list>
            <text:list-item>
              <text:p text:style-name="P97">“step : D : 1 : 2-2” ==&gt; update for “C4”</text:p>
              <text:list>
                <text:list-item>
                  <text:p text:style-name="P97">pos-&gt;ext_status ==&gt; “C4”</text:p>
                </text:list-item>
                <text:list-item>
                  <text:p text:style-name="P97">//_20200204_150943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588568627763096403" text:style-name="L79">
        <text:list-item>
          <text:p text:style-name="P98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8609293696710251614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“step : D : 1 : 2-2” ==&gt; update for “C4”</text:p>
                  <text:list>
                    <text:list-item>
                      <text:p text:style-name="P99">pos-&gt;ext_status ==&gt; “C4”</text:p>
                    </text:list-item>
                    <text:list-item>
                      <text:p text:style-name="P99">//_20200204_150943:next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“step : D : 1 : 2-2 : 2”</text:p>
                </text:list-item>
                <text:list-item>
                  <text:p text:style-name="P99">TEST ==&gt; inspect log files</text:p>
                  <text:list>
                    <text:list-item>
                      <text:p text:style-name="P99">loop : $i = 0 ==&gt; OK</text:p>
                    </text:list-item>
                    <text:list-item>
                      <text:p text:style-name="P99">FOUND ==&gt; “$pos-&gt;cu_idx == $i;”</text:p>
                    </text:list-item>
                    <text:list-item>
                      <text:p text:style-name="P99">FIX</text:p>
                    </text:list-item>
                    <text:list-item>
                      <text:p text:style-name="P99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99">SEG-1 : measure time</text:p>
              <text:list>
                <text:list-item>
                  <text:p text:style-name="P99">S-1.1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S-2 : “public static $logFile_maxLineNum”</text:p>
          <text:list>
            <text:list-item>
              <text:p text:style-name="P99">==&gt; increase</text:p>
            </text:list-item>
            <text:list-item>
              <text:p text:style-name="P99"><text:soft-page-break/>==&gt; OK</text:p>
            </text:list-item>
          </text:list>
        </text:list-item>
      </text:list>
      <text:p text:style-name="P5"/>
      <text:p text:style-name="P5">[next]</text:p>
      <text:list xml:id="list2938951225461513428" text:style-name="L81">
        <text:list-item>
          <text:p text:style-name="P100">TASK</text:p>
          <text:list>
            <text:list-item>
              <text:p text:style-name="P100">“(get_Bar_Type : step : j1 : A2 (continued))$typeOf_Bar =&gt; UNKNOWN”</text:p>
              <text:list>
                <text:list-item>
                  <text:p text:style-name="P100">==&gt; coding</text:p>
                </text:list-item>
              </text:list>
            </text:list-item>
            <text:list-item>
              <text:p text:style-name="P100">//_20200205_151924:next</text:p>
            </text:list-item>
          </text:list>
        </text:list-item>
      </text:list>
      <text:p text:style-name="P5">[further]</text:p>
      <text:list xml:id="list7729888136287562601" text:style-name="L82">
        <text:list-item>
          <text:p text:style-name="P101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7551268223415653263" text:style-name="L83">
        <text:list-item>
          <text:p text:style-name="P102"><text:span text:style-name="T1">#_ </text:span>REVIEW</text:p>
          <text:list>
            <text:list-item>
              <text:p text:style-name="P102">“2020.01.16 03:30” ==&gt; 1 bar, SL → yes ? </text:p>
              <text:list>
                <text:list-item>
                  <text:p text:style-name="P102">C:\WORKS_2\WS\WS_Others.prog\prog\D-7\2_2\VIRTUAL\Admin_Projects\curr\data\csv_raw</text:p>
                </text:list-item>
                <text:list-item>
                  <text:p text:style-name="P102">44_5.1_10_rawdata.(AUDJPY).(Period-M15).(NumOfUnits-18000).(Bars-18000).20200116_171429.[SLICE-30].csv</text:p>
                </text:list-item>
                <text:list-item>
                  <text:p text:style-name="P102">==&gt; “75.977<text:tab/>75.981<text:tab/>75.912<text:tab/>75.948” (OHLC)</text:p>
                  <text:list>
                    <text:list-item>
                      <text:p text:style-name="P102">OP – LP = 0.065</text:p>
                    </text:list-item>
                  </text:list>
                </text:list-item>
                <text:list-item>
                  <text:p text:style-name="P102">==&gt; OK</text:p>
                </text:list-item>
              </text:list>
            </text:list-item>
          </text:list>
        </text:list-item>
        <text:list-item>
          <text:p text:style-name="P102"><text:soft-page-break/>TASK-1</text:p>
          <text:list>
            <text:list-item>
              <text:list>
                <text:list-item>
                  <text:p text:style-name="P102">“(get_Bar_Type : step : j1 : A2 (continued))$typeOf_Bar =&gt; UNKNOWN”</text:p>
                  <text:list>
                    <text:list-item>
                      <text:p text:style-name="P102">==&gt; coding</text:p>
                    </text:list-item>
                  </text:list>
                </text:list-item>
                <text:list-item>
                  <text:p text:style-name="P102">//_20200205_151924:next</text:p>
                </text:list-item>
              </text:list>
            </text:list-item>
            <text:list-item>
              <text:p text:style-name="P102">T-1.1 </text:p>
              <text:list>
                <text:list-item>
                  <text:p text:style-name="P102">“UNKNOWN” ==&gt; in what case ?</text:p>
                  <text:list>
                    <text:list-item>
                      <text:p text:style-name="P102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02">==&gt; “2020.01.16 05:15”</text:p>
                  <text:list>
                    <text:list-item>
                      <text:p text:style-name="P102">75.93<text:tab/>75.961<text:tab/>75.929<text:tab/>75.941</text:p>
                    </text:list-item>
                    <text:list-item>
                      <text:p text:style-name="P102">trail ==&gt; starting</text:p>
                    </text:list-item>
                    <text:list-item>
                      <text:p text:style-name="P102">==&gt; see codes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632013450882176243" text:style-name="L84">
        <text:list-item>
          <text:p text:style-name="P103">TASK</text:p>
          <text:list>
            <text:list-item>
              <text:p text:style-name="P103">//_20200206_173649:next</text:p>
            </text:list-item>
            <text:list-item>
              <text:p text:style-name="P103">“step : j3.1” (get_Bar_Type__BUY)</text:p>
            </text:list-item>
          </text:list>
        </text:list-item>
      </text:list>
      <text:p text:style-name="P5">[further]</text:p>
      <text:list xml:id="list138288849579343022" text:style-name="L85">
        <text:list-item>
          <text:p text:style-name="P104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678079102723757832" text:style-name="L86">
        <text:list-item>
          <text:p text:style-name="P105"><text:soft-page-break/>REVIEW</text:p>
        </text:list-item>
        <text:list-item>
          <text:p text:style-name="P105">TASK-1</text:p>
          <text:list>
            <text:list-item>
              <text:list>
                <text:list-item>
                  <text:p text:style-name="P105">//_20200206_173649:next</text:p>
                </text:list-item>
                <text:list-item>
                  <text:p text:style-name="P105">“step : j3.1” (get_Bar_Type__BUY)</text:p>
                </text:list-item>
              </text:list>
            </text:list-item>
            <text:list-item>
              <text:p text:style-name="P105">SEG-1 :</text:p>
              <text:list>
                <text:list-item>
                  <text:list>
                    <text:list-item>
                      <text:p text:style-name="P105">“$pos-&gt;trail_starting_pr” ==&gt; where first set val ?</text:p>
                    </text:list-item>
                  </text:list>
                </text:list-item>
                <text:list-item>
                  <text:p text:style-name="P105">S-1.1 </text:p>
                  <text:list>
                    <text:list-item>
                      <text:p text:style-name="P105">==&gt; OK : //_20200207_174733:tmp</text:p>
                    </text:list-item>
                  </text:list>
                </text:list-item>
              </text:list>
            </text:list-item>
            <text:list-item>
              <text:p text:style-name="P105">T-1.1 </text:p>
              <text:list>
                <text:list-item>
                  <text:p text:style-name="P105">“step : j3 : Y : 2”</text:p>
                  <text:list>
                    <text:list-item>
                      <text:p text:style-name="P105">//_20200207_174611:tmp</text:p>
                    </text:list-item>
                  </text:list>
                </text:list-item>
                <text:list-item>
                  <text:p text:style-name="P139"><text:span text:style-name="T8">update → </text:span><text:span text:style-name="T9">$pos-&gt;trail_starting_pr</text:span></text:p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2 : TP, SL</text:p>
              <text:list>
                <text:list-item>
                  <text:p text:style-name="P132">//_20200207_175505:tmp</text:p>
                  <text:list>
                    <text:list-item>
                      <text:p text:style-name="P132">“step : j3 : Y : 2 : 2”</text:p>
                    </text:list-item>
                    <text:list-item>
                      <text:p text:style-name="P132">//_20200207_175834:ref (LibEaTester)</text:p>
                    </text:list-item>
                  </text:list>
                </text:list-item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5">[next]</text:p>
      <text:list xml:id="list423935016592363688" text:style-name="L87">
        <text:list-item>
          <text:p text:style-name="P106">TASK</text:p>
          <text:list>
            <text:list-item>
              <text:p text:style-name="P106">//_20200207_181346:next</text:p>
              <text:list>
                <text:list-item>
                  <text:p text:style-name="P106">LibEaTester</text:p>
                </text:list-item>
              </text:list>
            </text:list-item>
            <text:list-item>
              <text:p text:style-name="P106">“step : j3 : Y : 3 * post trail-start”</text:p>
            </text:list-item>
          </text:list>
        </text:list-item>
      </text:list>
      <text:p text:style-name="P5">[further]</text:p>
      <text:list xml:id="list6457964788681909784" text:style-name="L88">
        <text:list-item>
          <text:p text:style-name="P107"/>
        </text:list-item>
      </text:list>
      <text:p text:style-name="P15"><text:line-break/><text:span text:style-name="T2">[/ 20200207_181446]</text:span></text:p>
      <text:p text:style-name="P10"/>
      <text:p text:style-name="P15"><text:soft-page-break/></text:p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3563829742920578956" text:style-name="L89">
        <text:list-item>
          <text:p text:style-name="P108">REVIEW</text:p>
        </text:list-item>
        <text:list-item>
          <text:p text:style-name="P108">TASK-1</text:p>
          <text:list>
            <text:list-item>
              <text:list>
                <text:list-item>
                  <text:p text:style-name="P108">//_20200207_181346:next</text:p>
                  <text:list>
                    <text:list-item>
                      <text:p text:style-name="P108">LibEaTester</text:p>
                    </text:list-item>
                    <text:list-item>
                      <text:p text:style-name="P108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08">T-1.1 : “C6”</text:p>
            </text:list-item>
          </text:list>
        </text:list-item>
      </text:list>
      <text:list xml:id="list33591457" text:continue-list="list8609293696710251614" text:style-name="L80">
        <text:list-item>
          <text:list>
            <text:list-item>
              <text:list>
                <text:list-item>
                  <text:p text:style-name="P99">~~ “step : j3.1 : N : 1” 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“C2” → Close &gt; trail-starting</text:p>
              <text:list>
                <text:list-item>
                  <text:p text:style-name="P99">“step : j3.1 : Y2 (C2)”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66115199134029359" text:style-name="L90">
        <text:list-item>
          <text:p text:style-name="P109">TASK : trail-start ==&gt; set bar-type val</text:p>
          <text:list>
            <text:list-item>
              <text:p text:style-name="P109">//_20200208_182737:next (lib)</text:p>
            </text:list-item>
          </text:list>
        </text:list-item>
      </text:list>
      <text:p text:style-name="P5">[further]</text:p>
      <text:list xml:id="list8808367228177192769" text:style-name="L91">
        <text:list-item>
          <text:p text:style-name="P110"/>
        </text:list-item>
      </text:list>
      <text:p text:style-name="P15"><text:line-break/><text:span text:style-name="T2">[/ 20200208_182755]</text:span></text:p>
      <text:p text:style-name="P15"/>
      <text:p text:style-name="P10"/>
      <text:p text:style-name="P5"><text:span text:style-name="T4">30</text:span>---------------------------------------------------------------------------</text:p>
      <text:p text:style-name="P12">res free# JVEMV6 44#10.2_31 / 44. currency / 10. prog-php / 2. tester / <text:s/><text:soft-page-break/>20200209_170413</text:p>
      <text:p text:style-name="P12"/>
      <text:p text:style-name="P5">[do] <text:span text:style-name="T1">#_ </text:span></text:p>
      <text:list xml:id="list5685387135705643208" text:style-name="L92">
        <text:list-item>
          <text:p text:style-name="P111">REVIEW</text:p>
        </text:list-item>
        <text:list-item>
          <text:p text:style-name="P111">TASK-1</text:p>
          <text:list>
            <text:list-item>
              <text:list>
                <text:list-item>
                  <text:p text:style-name="P144"><text:s/>: trail-start ==&gt; set bar-type val</text:p>
                  <text:list>
                    <text:list-item>
                      <text:p text:style-name="P111">//_20200208_182737:next (lib)</text:p>
                    </text:list-item>
                  </text:list>
                </text:list-item>
              </text:list>
            </text:list-item>
            <text:list-item>
              <text:p text:style-name="P111">T-1.1 </text:p>
              <text:list>
                <text:list-item>
                  <text:p text:style-name="P111">//_20200208_182737:next ==&gt; SL</text:p>
                </text:list-item>
              </text:list>
            </text:list-item>
            <text:list-item>
              <text:p text:style-name="P111">T-1.2 : “C1”</text:p>
              <text:list>
                <text:list-item>
                  <text:p text:style-name="P111">//20200209_171319:tmp</text:p>
                </text:list-item>
                <text:list-item>
                  <text:p text:style-name="P111">“step : j3.1 : Y3”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2 : “C1” → set bartype</text:p>
              <text:list>
                <text:list-item>
                  <text:p text:style-name="P111">//_20200209_172711:tmp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3 : “C1” → update ==&gt; pos</text:p>
              <text:list>
                <text:list-item>
                  <text:p text:style-name="P111">//_20200209_173057:tmp</text:p>
                </text:list-item>
                <text:list-item>
                  <text:p text:style-name="P111">items </text:p>
                  <text:list>
                    <text:list-item>
                      <text:p text:style-name="P111">current</text:p>
                    </text:list-item>
                    <text:list-item>
                      <text:p text:style-name="P111">ref</text:p>
                    </text:list-item>
                    <text:list-item>
                      <text:p text:style-name="P111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5407880457817053577" text:style-name="L93">
        <text:list-item>
          <text:p text:style-name="P112">TASK</text:p>
          <text:list>
            <text:list-item>
              <text:p text:style-name="P112">T-1.1</text:p>
              <text:list>
                <text:list-item>
                  <text:p text:style-name="P112">//_20200209_173427:next</text:p>
                </text:list-item>
                <text:list-item>
                  <text:p text:style-name="P112">//_20200209_173057:tmp</text:p>
                </text:list-item>
                <text:list-item>
                  <text:p text:style-name="P112">items </text:p>
                  <text:list>
                    <text:list-item>
                      <text:p text:style-name="P112"><text:soft-page-break/>current</text:p>
                    </text:list-item>
                    <text:list-item>
                      <text:p text:style-name="P112">ref</text:p>
                    </text:list-item>
                    <text:list-item>
                      <text:p text:style-name="P112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389050924491762482" text:style-name="L94">
        <text:list-item>
          <text:p text:style-name="P113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6704607763124429436" text:style-name="L95">
        <text:list-item>
          <text:p text:style-name="P114">REVIEW</text:p>
        </text:list-item>
        <text:list-item>
          <text:p text:style-name="P114">TASK-1</text:p>
          <text:list>
            <text:list-item>
              <text:list>
                <text:list-item>
                  <text:p text:style-name="P114">//_20200209_173427:next</text:p>
                </text:list-item>
                <text:list-item>
                  <text:p text:style-name="P114">//_20200209_173057:tmp</text:p>
                </text:list-item>
                <text:list-item>
                  <text:p text:style-name="P114">items </text:p>
                  <text:list>
                    <text:list-item>
                      <text:p text:style-name="P114">current</text:p>
                    </text:list-item>
                    <text:list-item>
                      <text:p text:style-name="P114">ref</text:p>
                    </text:list-item>
                    <text:list-item>
                      <text:p text:style-name="P114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14">T-1.1 : “cu_status”</text:p>
              <text:list>
                <text:list-item>
                  <text:p text:style-name="P114">CODE</text:p>
                </text:list-item>
                <text:list-item>
                  <text:p text:style-name="P114">TEST ==&gt; </text:p>
                  <text:list>
                    <text:list-item>
                      <text:p text:style-name="P114">“2020.01.16 07:00” ==&gt; current is C1, exit is SL</text:p>
                      <text:list>
                        <text:list-item>
                          <text:p text:style-name="P114">==&gt; see in mt4</text:p>
                        </text:list-item>
                        <text:list-item>
                          <text:p text:style-name="P114"><text:soft-page-break/>==&gt; OK</text:p>
                        </text:list-item>
                      </text:list>
                    </text:list-item>
                    <text:list-item>
                      <text:p text:style-name="P114">2020.01.16 07:15 ==&gt; same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SEG-1 : pos update → SL ==&gt; to a function</text:p>
              <text:list>
                <text:list-item>
                  <text:list>
                    <text:list-item>
                      <text:p text:style-name="P114">//_20200211_142905:tmp</text:p>
                    </text:list-item>
                  </text:list>
                </text:list-item>
                <text:list-item>
                  <text:p text:style-name="P114">S-1.1</text:p>
                  <text:list>
                    <text:list-item>
                      <text:p text:style-name="P114">new FUNC : proc_Post_Loop__SL(...)</text:p>
                      <text:list>
                        <text:list-item>
                          <text:p text:style-name="P114">sig</text:p>
                        </text:list-item>
                        <text:list-item>
                          <text:p text:style-name="P114">labels</text:p>
                          <text:list>
                            <text:list-item>
                              <text:p text:style-name="P114">//_20200211_143333:caller</text:p>
                            </text:list-item>
                            <text:list-item>
                              <text:p text:style-name="P114">//_20200211_143335:head</text:p>
                            </text:list-item>
                            <text:list-item>
                              <text:p text:style-name="P114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TEST ==&gt; OK</text:p>
                    </text:list-item>
                  </text:list>
                </text:list-item>
              </text:list>
            </text:list-item>
            <text:list-item>
              <text:p text:style-name="P114">T-1.2 : pos update ==&gt; exec in “fx_tester_T_1__Exec” (//_20200211_142607:tmp)</text:p>
              <text:list>
                <text:list-item>
                  <text:p text:style-name="P114">T-1.2.1 : new if-choice block</text:p>
                  <text:list>
                    <text:list-item>
                      <text:p text:style-name="P114">CODE</text:p>
                    </text:list-item>
                    <text:list-item>
                      <text:p text:style-name="P114">TEST ==&gt;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-1.2.2 : choice-block ==&gt; to a new FUNC</text:p>
                  <text:list>
                    <text:list-item>
                      <text:p text:style-name="P114">//_20200211_144929:tmp (caller)</text:p>
                    </text:list-item>
                    <text:list-item>
                      <text:p text:style-name="P114">proc_Post_Loop__C1</text:p>
                      <text:list>
                        <text:list-item>
                          <text:p text:style-name="P114">sig</text:p>
                          <text:list>
                            <text:list-item>
                              <text:p text:style-name="P114">DUP</text:p>
                            </text:list-item>
                          </text:list>
                        </text:list-item>
                        <text:list-item>
                          <text:p text:style-name="P114">labels</text:p>
                        </text:list-item>
                      </text:list>
                    </text:list-item>
                    <text:list-item>
                      <text:p text:style-name="P114">TEST ==&gt;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-1.2.3 : pos ==&gt; update </text:p>
                  <text:list>
                    <text:list-item>
                      <text:p text:style-name="P114">CODE : //_20200211_150000:tmp</text:p>
                    </text:list-item>
                    <text:list-item>
                      <text:p text:style-name="P11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3054654215107753362" text:style-name="L96">
        <text:list-item>
          <text:p text:style-name="P115">TASK-1</text:p>
          <text:list>
            <text:list-item>
              <text:p text:style-name="P115">exec tester ==&gt; 44_5.1_10_rawdata.(AUDJPY).(Period-M15).(NumOfUnits-18000).(Bars-18000).20200116_171429.[SLICE-100].csv</text:p>
            </text:list-item>
            <text:list-item>
              <text:p text:style-name="P115">//_20200211_151350:tmp (cons.php)</text:p>
            </text:list-item>
          </text:list>
        </text:list-item>
        <text:list-item>
          <text:p text:style-name="P115">TASK-2</text:p>
          <text:list>
            <text:list-item>
              <text:p text:style-name="P115">proc ==&gt; TP</text:p>
            </text:list-item>
            <text:list-item>
              <text:p text:style-name="P115">//_20200211_150944:next</text:p>
            </text:list-item>
          </text:list>
        </text:list-item>
      </text:list>
      <text:p text:style-name="P5">[further]</text:p>
      <text:list xml:id="list555981338683086196" text:style-name="L97">
        <text:list-item>
          <text:p text:style-name="P116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3485721993654252447" text:style-name="L98">
        <text:list-item>
          <text:p text:style-name="P122">REVIEW</text:p>
        </text:list-item>
        <text:list-item>
          <text:p text:style-name="P117">SEG-1</text:p>
          <text:list>
            <text:list-item>
              <text:list>
                <text:list-item>
                  <text:p text:style-name="P117">“[list-of-pos]”</text:p>
                  <text:list>
                    <text:list-item>
                      <text:p text:style-name="P117">show data</text:p>
                      <text:list>
                        <text:list-item>
                          <text:p text:style-name="P117"><text:span text:style-name="T1">#_ </text:span>num of total</text:p>
                        </text:list-item>
                        <text:list-item>
                          <text:p text:style-name="P117"><text:span text:style-name="T1">#_ </text:span>num of SLs, per<text:span text:style-name="T12">cent of it</text:span></text:p>
                        </text:list-item>
                        <text:list-item>
                          <text:p text:style-name="P117"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S-1.1</text:p>
              <text:list>
                <text:list-item>
                  <text:list>
                    <text:list-item>
                      <text:p text:style-name="P117"><text:soft-page-break/>func : show_LO_Pos_Data__Build_Lines</text:p>
                    </text:list-item>
                  </text:list>
                </text:list-item>
                <text:list-item>
                  <text:p text:style-name="P117"><text:span text:style-name="T1">#_ </text:span>caller line ==&gt; //_20200212_124817:tmp</text:p>
                </text:list-item>
                <text:list-item>
                  <text:p text:style-name="P117">TEST ==&gt; OK</text:p>
                </text:list-item>
              </text:list>
            </text:list-item>
            <text:list-item>
              <text:p text:style-name="P117">S-1.2 : source csv name</text:p>
              <text:list>
                <text:list-item>
                  <text:p text:style-name="P117">//_20200212_124817:tmp (“show_LO_Pos_Data__Build_Lines”)</text:p>
                </text:list-item>
                <text:list-item>
                  <text:p text:style-name="P117">//_20200212_132137:tmp (cont : build lo_bardatas)</text:p>
                </text:list-item>
                <text:list-item>
                  <text:p text:style-name="P117">TEST ==&gt; OK</text:p>
                </text:list-item>
              </text:list>
            </text:list-item>
          </text:list>
        </text:list-item>
        <text:list-item>
          <text:p text:style-name="P117">TASK-1</text:p>
          <text:list>
            <text:list-item>
              <text:p text:style-name="P117">exec tester ==&gt; 44_5.1_10_rawdata.(AUDJPY).(Period-M15).(NumOfUnits-18000).(Bars-18000).20200116_171429.[SLICE-100].csv</text:p>
            </text:list-item>
            <text:list-item>
              <text:p text:style-name="P117">//_20200211_151350:tmp (cons.php)</text:p>
            </text:list-item>
          </text:list>
        </text:list-item>
        <text:list-item>
          <text:p text:style-name="P117">TASK-2</text:p>
          <text:list>
            <text:list-item>
              <text:p text:style-name="P117">proc ==&gt; TP</text:p>
            </text:list-item>
            <text:list-item>
              <text:p text:style-name="P117">//_20200211_150944:next</text:p>
            </text:list-item>
            <text:list-item>
              <text:p text:style-name="P117"/>
            </text:list-item>
            <text:list-item>
              <text:p text:style-name="P117">T-1.1</text:p>
            </text:list-item>
          </text:list>
        </text:list-item>
      </text:list>
      <text:p text:style-name="P5"/>
      <text:p text:style-name="P5">[next]</text:p>
      <text:list xml:id="list5770837742100167239" text:style-name="L99">
        <text:list-item>
          <text:p text:style-name="P118">TASK</text:p>
          <text:list>
            <text:list-item>
              <text:list>
                <text:list-item>
                  <text:p text:style-name="P118">proc ==&gt; TP</text:p>
                </text:list-item>
                <text:list-item>
                  <text:p text:style-name="P118">//_20200211_150944:next (fx_tester_T_1__Exec)</text:p>
                </text:list-item>
                <text:list-item>
                  <text:p text:style-name="P118">func : “get_Bar_Type__BUY”</text:p>
                  <text:list>
                    <text:list-item>
                      <text:p text:style-name="P118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6962174935847508228" text:style-name="L100">
        <text:list-item>
          <text:p text:style-name="P119"/>
        </text:list-item>
      </text:list>
      <text:p text:style-name="P15"><text:line-break/><text:span text:style-name="T2">[/ XXX]</text:span></text:p>
      <text:p text:style-name="P15"/>
      <text:p text:style-name="P10"><text:soft-page-break/>@@@</text:p>
      <text:p text:style-name="P5"><text:span text:style-name="T4">33</text:span>---------------------------------------------------------------------------</text:p>
      <text:p text:style-name="P12">res free# JVEMV6 44#10.2_34 / 44. currency / 10. prog-php / 2. tester / <text:s/>XXXX</text:p>
      <text:p text:style-name="P12"/>
      <text:p text:style-name="P5">[do] <text:span text:style-name="T1">#_ </text:span></text:p>
      <text:list xml:id="list2036507576007499435" text:style-name="L107">
        <text:list-item>
          <text:p text:style-name="P125">REVIEW</text:p>
        </text:list-item>
        <text:list-item>
          <text:p text:style-name="P140"><text:span text:style-name="T8">TASK-1</text:span></text:p>
          <text:list>
            <text:list-item>
              <text:p text:style-name="P140"><text:span text:style-name="T8">T-1.1</text:span></text:p>
            </text:list-item>
          </text:list>
        </text:list-item>
      </text:list>
      <text:p text:style-name="P5"/>
      <text:p text:style-name="P5">[next]</text:p>
      <text:list xml:id="list2765100449455624537" text:style-name="L105">
        <text:list-item>
          <text:p text:style-name="P123">TASK</text:p>
        </text:list-item>
      </text:list>
      <text:p text:style-name="P5">[further]</text:p>
      <text:list xml:id="list4738117027718264525" text:style-name="L106">
        <text:list-item>
          <text:p text:style-name="P124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<text:soft-page-break/>[do] <text:span text:style-name="T1">#_ </text:span></text:p>
      <text:list xml:id="list33587665" text:continue-list="list33591457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526072042850650859" text:style-name="L101">
        <text:list-item>
          <text:p text:style-name="P120">TASK</text:p>
        </text:list-item>
      </text:list>
      <text:p text:style-name="P5">[further]</text:p>
      <text:list xml:id="list6086406646607588856" text:style-name="L102">
        <text:list-item>
          <text:p text:style-name="P121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11413513178718588" text:style-name="L103">
        <text:list-item>
          <text:p text:style-name="P13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575870" text:continue-numbering="true" text:style-name="L103">
        <text:list-item>
          <text:p text:style-name="P133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2460241803613355861" text:style-name="L104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575991" text:continue-numbering="true" text:style-name="L104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3586379" text:continue-numbering="true" text:style-name="L104">
        <text:list-item>
          <text:p text:style-name="P16">move “<text:span text:style-name="T5">@@@</text:span>”</text:p>
        </text:list-item>
        <text:list-item>
          <text:p text:style-name="P134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2T13:36:44.68</dc:date>
    <dc:creator>iwabuchi ken</dc:creator>
    <meta:editing-duration>P1DT21H4M55S</meta:editing-duration>
    <meta:editing-cycles>166</meta:editing-cycles>
    <meta:generator>OpenOffice/4.1.3$Win32 OpenOffice.org_project/413m1$Build-9783</meta:generator>
    <meta:document-statistic meta:table-count="5" meta:image-count="0" meta:object-count="0" meta:page-count="51" meta:paragraph-count="1126" meta:word-count="4700" meta:character-count="30302"/>
  </office:meta>
</office:document-meta>
</file>